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6.7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pcb-luces-le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5" table:default-cell-style-name="Default"/>
        <table:table-row table:style-name="ro1">
          <table:table-cell table:style-name="ce3" office:value-type="string" calcext:value-type="string">
            <text:p>Source:</text:p>
          </table:table-cell>
          <table:table-cell table:style-name="Default" office:value-type="string" calcext:value-type="string">
            <text:p>electronic-pcb-luces-led.sch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Qty x 30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LibPart</text:p>
          </table:table-cell>
          <table:table-cell table:style-name="ce7" office:value-type="string" calcext:value-type="string">
            <text:p>Reference TME</text:p>
          </table:table-cell>
          <table:table-cell table:style-name="ce7" office:value-type="string" calcext:value-type="string">
            <text:p>Footprint</text:p>
          </table:table-cell>
          <table:table-cell table:style-name="ce3"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]*30" office:value-type="float" office:value="30" calcext:value-type="float">
            <text:p>3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evice:Battery</text:p>
          </table:table-cell>
          <table:table-cell office:value-type="string" calcext:value-type="string">
            <text:p>BH-431-1A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5]*30" office:value-type="float" office:value="90" calcext:value-type="float">
            <text:p>90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ECEA1CKA100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6]*30" office:value-type="float" office:value="30" calcext:value-type="float">
            <text:p>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<text:s/>R82DC3100Z350J </text:p>
          </table:table-cell>
          <table:table-cell office:value-type="string" calcext:value-type="string">
            <text:p>Capacitor_THT:C_Rect_L9.0mm_W3.2mm_P7.50mm_MKT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7]*30" office:value-type="float" office:value="30" calcext:value-type="float">
            <text:p>3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RED</text:p>
          </table:table-cell>
          <table:table-cell office:value-type="string" calcext:value-type="string">
            <text:p>OSHR5161A-MN 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8]*30" office:value-type="float" office:value="60" calcext:value-type="float">
            <text:p>60</text:p>
          </table:table-cell>
          <table:table-cell office:value-type="string" calcext:value-type="string">
            <text:p>D2,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GREEN</text:p>
          </table:table-cell>
          <table:table-cell office:value-type="string" calcext:value-type="string">
            <text:p>LL-504PGC2Q-G5-2B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9]*30" office:value-type="float" office:value="60" calcext:value-type="float">
            <text:p>60</text:p>
          </table:table-cell>
          <table:table-cell office:value-type="string" calcext:value-type="string">
            <text:p>D3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BLUE</text:p>
          </table:table-cell>
          <table:table-cell office:value-type="string" calcext:value-type="string">
            <text:p>LL-504BC2E-B4-2B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0]*30"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WHITE</text:p>
          </table:table-cell>
          <table:table-cell office:value-type="string" calcext:value-type="string">
            <text:p>LL-504WC2E-W2-3P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1]*30" office:value-type="float" office:value="180" calcext:value-type="float">
            <text:p>180</text:p>
          </table:table-cell>
          <table:table-cell office:value-type="string" calcext:value-type="string">
            <text:p>R1, R2, R4, R5, R7, R8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180R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2]*30" office:value-type="float" office:value="30" calcext:value-type="float">
            <text:p>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22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3]*30" office:value-type="float" office:value="30" calcext:value-type="float">
            <text:p>3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33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4]*30" office:value-type="float" office:value="30" calcext:value-type="float">
            <text:p>3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47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5]*30"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OS102011MA1QN1</text:p>
          </table:table-cell>
          <table:table-cell office:value-type="string" calcext:value-type="string">
            <text:p>Button_Switch_THT:SW_Slide_1P2T_CK_OS102011MS2Q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6]*30" office:value-type="float" office:value="30" calcext:value-type="float">
            <text:p>3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74xx:74HC14</text:p>
          </table:table-cell>
          <table:table-cell office:value-type="string" calcext:value-type="string">
            <text:p>CD74HC14E 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]*30"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ZOCALO</text:p>
          </table:table-cell>
          <table:table-cell office:value-type="string" calcext:value-type="string">
            <text:p>Device: DIP14</text:p>
          </table:table-cell>
          <table:table-cell office:value-type="string" calcext:value-type="string">
            <text:p>ICVT-14P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07T16:27:02.816000000</dc:date>
    <meta:editing-duration>PT3H6M48S</meta:editing-duration>
    <meta:editing-cycles>24</meta:editing-cycles>
    <meta:generator>LibreOffice/7.4.7.2$Windows_X86_64 LibreOffice_project/723314e595e8007d3cf785c16538505a1c878ca5</meta:generator>
    <meta:document-statistic meta:table-count="1" meta:cell-count="121" meta:object-count="0"/>
  </office:meta>
</office:document-meta>
</file>